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Preformatted_20_Text" style:list-style-name="L14">
      <style:paragraph-properties fo:margin-top="0in" fo:margin-bottom="0.1965in" style:contextual-spacing="false"/>
    </style:style>
    <style:style style:name="P4" style:family="paragraph" style:parent-style-name="Preformatted_20_Text">
      <style:paragraph-properties fo:margin-top="0in" fo:margin-bottom="0.1965in" style:contextual-spacing="false"/>
    </style:style>
    <style:style style:name="P5" style:family="paragraph" style:parent-style-name="Preformatted_20_Text" style:list-style-name="L15"/>
    <style:style style:name="P6" style:family="paragraph" style:parent-style-name="Preformatted_20_Text" style:list-style-name="L15">
      <style:paragraph-properties fo:margin-top="0in" fo:margin-bottom="0.1965in" style:contextual-spacing="false"/>
    </style:style>
    <style:style style:name="P7" style:family="paragraph" style:parent-style-name="Preformatted_20_Text" style:list-style-name="L17"/>
    <style:style style:name="P8" style:family="paragraph" style:parent-style-name="Preformatted_20_Text" style:list-style-name="L17">
      <style:paragraph-properties fo:margin-top="0in" fo:margin-bottom="0.1965in" style:contextual-spacing="false"/>
    </style:style>
    <style:style style:name="P9" style:family="paragraph" style:parent-style-name="Preformatted_20_Text" style:list-style-name="L18">
      <style:paragraph-properties fo:margin-top="0in" fo:margin-bottom="0.1965in" style:contextual-spacing="false"/>
    </style:style>
    <style:style style:name="P10" style:family="paragraph" style:parent-style-name="Preformatted_20_Text" style:list-style-name="L19"/>
    <style:style style:name="P11" style:family="paragraph" style:parent-style-name="Preformatted_20_Text" style:list-style-name="L19">
      <style:paragraph-properties fo:margin-top="0in" fo:margin-bottom="0.1965in" style:contextual-spacing="false"/>
    </style:style>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text-properties officeooo:rsid="0018964d"/>
    </style:style>
    <style:style style:name="P24" style:family="paragraph" style:parent-style-name="Text_20_body" style:list-style-name="L22"/>
    <style:style style:name="P25" style:family="paragraph" style:parent-style-name="Text_20_body" style:list-style-name="L23"/>
    <style:style style:name="T1" style:family="text">
      <style:text-properties officeooo:rsid="0018964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ct Report: ROS2 Navigation Application with Nav2, TurtleBot3, and Battery Management</text:h>
      <text:h text:style-name="Heading_20_2" text:outline-level="2">1. Introduction</text:h>
      <text:p text:style-name="Text_20_body">This project aimed to build an autonomous navigation application using ROS2, the Nav2 stack, and TurtleBot3 Burger in simulation. The robot navigates within a Gazebo environment, while Nav2 handles mapping, localization, path planning, and trajectory control. In addition, custom nodes for battery management and BehaviorTree.CPP-based decision-making were integrated.</text:p>
      <text:h text:style-name="Heading_20_2" text:outline-level="2">2. Project Overview</text:h>
      <text:p text:style-name="Text_20_body">The key components of this project include:</text:p>
      <text:list xml:id="list2569356232" text:style-name="L11">
        <text:list-item>
          <text:p text:style-name="P12"><text:span text:style-name="Strong_20_Emphasis">Gazebo Simulation Environment:</text:span></text:p>
          <text:list>
            <text:list-item>
              <text:p text:style-name="P12">A pre-built TurtleBot3 Burger simulation world (using TurtleBot3 packages) was used.</text:p>
            </text:list-item>
            <text:list-item>
              <text:p text:style-name="P12">The simulation includes a default map with obstacles.</text:p>
            </text:list-item>
          </text:list>
        </text:list-item>
        <text:list-item>
          <text:p text:style-name="P12"><text:span text:style-name="Strong_20_Emphasis">Navigation Stack (Nav2):</text:span></text:p>
          <text:list>
            <text:list-item>
              <text:p text:style-name="P12">Nav2 nodes (map_server, AMCL, planner_server, controller_server, bt_navigator) are launched separately.</text:p>
            </text:list-item>
            <text:list-item>
              <text:p text:style-name="P12">A custom configuration file (<text:span text:style-name="Source_20_Text">nav2_params.yaml</text:span>) and a map file (<text:span text:style-name="Source_20_Text">map.yaml</text:span> or <text:span text:style-name="Source_20_Text">default_map.yaml</text:span>) provide the necessary parameters.</text:p>
            </text:list-item>
          </text:list>
        </text:list-item>
        <text:list-item>
          <text:p text:style-name="P12"><text:span text:style-name="Strong_20_Emphasis">Custom Nodes:</text:span></text:p>
          <text:list>
            <text:list-item>
              <text:p text:style-name="P12"><text:span text:style-name="Strong_20_Emphasis">Battery Manager:</text:span> A Python node that monitors navigation tasks, simulates battery depletion, and triggers recharging.</text:p>
            </text:list-item>
            <text:list-item>
              <text:p text:style-name="P12"><text:span text:style-name="Strong_20_Emphasis">BehaviorTree Controller:</text:span> A C++ node using BehaviorTree.CPP to manage state transitions between normal navigation and low-battery recharging.</text:p>
            </text:list-item>
          </text:list>
        </text:list-item>
        <text:list-item>
          <text:p text:style-name="P12"><text:span text:style-name="Strong_20_Emphasis">Integration:</text:span></text:p>
          <text:list>
            <text:list-item>
              <text:p text:style-name="P12">Nav2 and the custom nodes run concurrently, allowing the robot to navigate autonomously in the simulation.</text:p>
            </text:list-item>
          </text:list>
        </text:list-item>
      </text:list>
      <text:h text:style-name="P1" text:outline-level="2">3. Tools and Environment Setup</text:h>
      <text:h text:style-name="Heading_20_3" text:outline-level="3">Operating System and ROS2 Distribution</text:h>
      <text:list xml:id="list3294201173" text:style-name="L12">
        <text:list-item>
          <text:p text:style-name="P13"><text:span text:style-name="Strong_20_Emphasis">OS:</text:span> Linux (Ubuntu)</text:p>
        </text:list-item>
        <text:list-item>
          <text:p text:style-name="P13"><text:span text:style-name="Strong_20_Emphasis">ROS2 Distribution:</text:span> Humble</text:p>
        </text:list-item>
      </text:list>
      <text:h text:style-name="Heading_20_3" text:outline-level="3">Key Software Packages</text:h>
      <text:list xml:id="list1598613826" text:style-name="L13">
        <text:list-item>
          <text:p text:style-name="P14"><text:span text:style-name="Strong_20_Emphasis">ROS2 Navigation2 (Nav2):</text:span> Provides mapping, localization, path planning, and trajectory control.</text:p>
        </text:list-item>
        <text:list-item>
          <text:p text:style-name="P14"><text:span text:style-name="Strong_20_Emphasis">Gazebo &amp; gazebo_ros Package:</text:span> Provides the simulation environment.</text:p>
        </text:list-item>
        <text:list-item>
          <text:p text:style-name="P14"><text:span text:style-name="Strong_20_Emphasis">TurtleBot3 Simulations:</text:span> Provides pre-built simulation worlds and a robot model.</text:p>
        </text:list-item>
        <text:list-item>
          <text:p text:style-name="P14"><text:span text:style-name="Strong_20_Emphasis">BehaviorTree.CPP:</text:span> Structures decision-making processes in the robot.</text:p>
        </text:list-item>
        <text:list-item>
          <text:p text:style-name="P14"><text:span text:style-name="Strong_20_Emphasis">ImageMagick:</text:span> Used to create dummy map images if needed.</text:p>
        </text:list-item>
      </text:list>
      <text:h text:style-name="Heading_20_3" text:outline-level="3">Environment Configuration</text:h>
      <text:list xml:id="list194646913" text:style-name="L14">
        <text:list-item>
          <text:p text:style-name="P15"><text:span text:style-name="Strong_20_Emphasis">Install ROS2 Humble</text:span> following the official instructions.</text:p>
        </text:list-item>
        <text:list-item>
          <text:p text:style-name="P15"><text:span text:style-name="Strong_20_Emphasis">Install TurtleBot3 Simulation Packages:</text:span></text:p>
          <text:p text:style-name="P3"><text:span text:style-name="Source_20_Text">sudo apt install ros-humble-turtlebot3-simulations</text:span></text:p>
        </text:list-item>
        <text:list-item>
          <text:p text:style-name="P15"><text:span text:style-name="Strong_20_Emphasis">Set TurtleBot3 Model:</text:span></text:p>
          <text:p text:style-name="P3"><text:span text:style-name="Source_20_Text">export TURTLEBOT3_MODEL=burger</text:span></text:p>
        </text:list-item>
        <text:list-item>
          <text:p text:style-name="P15"><text:span text:style-name="Strong_20_Emphasis">Install ImageMagick (if needed):</text:span></text:p>
          <text:p text:style-name="P3"><text:span text:style-name="Source_20_Text">sudo apt install imagemagick</text:span></text:p>
        </text:list-item>
      </text:list>
      <text:h text:style-name="P1" text:outline-level="2">4. Implementation Details</text:h>
      <text:h text:style-name="Heading_20_3" text:outline-level="3">4.1. Project Structure</text:h>
      <text:p text:style-name="Text_20_body">The project workspace is organized as follows:</text:p>
      <text:p text:style-name="Preformatted_20_Text"><text:span text:style-name="Source_20_Text">ros2_ws/</text:span></text:p>
      <text:p text:style-name="Preformatted_20_Text"><text:span text:style-name="Source_20_Text">├── src/</text:span></text:p>
      <text:p text:style-name="Preformatted_20_Text"><text:span text:style-name="Source_20_Text">│ <text:s text:c="2"/>└── my_nav2_project/</text:span></text:p>
      <text:p text:style-name="Preformatted_20_Text"><text:span text:style-name="Source_20_Text">│ <text:s text:c="6"/>├── CMakeLists.txt</text:span></text:p>
      <text:p text:style-name="Preformatted_20_Text"><text:span text:style-name="Source_20_Text">│ <text:s text:c="6"/>├── package.xml</text:span></text:p>
      <text:p text:style-name="Preformatted_20_Text"><text:span text:style-name="Source_20_Text">│ <text:s text:c="6"/>├── config/</text:span></text:p>
      <text:p text:style-name="Preformatted_20_Text"><text:span text:style-name="Source_20_Text">│ <text:s text:c="6"/>│ <text:s text:c="2"/>├── nav2_params.yaml</text:span></text:p>
      <text:p text:style-name="Preformatted_20_Text"><text:span text:style-name="Source_20_Text">│ <text:s text:c="6"/>│ <text:s text:c="2"/>├── map.yaml</text:span></text:p>
      <text:p text:style-name="Preformatted_20_Text"><text:span text:style-name="Source_20_Text">│ <text:s text:c="6"/>│ <text:s text:c="2"/>└── default_map.pgm (or default_map.yaml if using default map)</text:span></text:p>
      <text:p text:style-name="Preformatted_20_Text"><text:span text:style-name="Source_20_Text">│ <text:s text:c="6"/>├── launch/</text:span></text:p>
      <text:p text:style-name="Preformatted_20_Text"><text:span text:style-name="Source_20_Text">│ <text:s text:c="6"/>│ <text:s text:c="2"/>└── simulation_launch.py</text:span></text:p>
      <text:p text:style-name="Preformatted_20_Text"><text:span text:style-name="Source_20_Text">│ <text:s text:c="6"/>├── src/</text:span></text:p>
      <text:p text:style-name="Preformatted_20_Text"><text:span text:style-name="Source_20_Text">│ <text:s text:c="6"/>│ <text:s text:c="2"/>├── battery_manager.py</text:span></text:p>
      <text:p text:style-name="Preformatted_20_Text"><text:span text:style-name="Source_20_Text">│ <text:s text:c="6"/>│ <text:s text:c="2"/>└── bt_controller.cpp</text:span></text:p>
      <text:p text:style-name="Preformatted_20_Text"><text:span text:style-name="Source_20_Text">│ <text:s text:c="6"/>└── urdf/</text:span></text:p>
      <text:p text:style-name="P4"><text:span text:style-name="Source_20_Text">│ <text:s text:c="10"/>└── my_robot.urdf <text:s/>(not used when running TurtleBot3)</text:span></text:p>
      <text:h text:style-name="Heading_20_3" text:outline-level="3">4.2. Nav2 Parameter and Map Configuration</text:h>
      <text:list xml:id="list2717272030" text:style-name="L15">
        <text:list-item>
          <text:p text:style-name="P16"><text:span text:style-name="Strong_20_Emphasis">nav2_params.yaml:</text:span><text:line-break/>This file contains parameters for AMCL, map_server, bt_navigator, controller_server (including critic definitions for DWB), planner_server, and costmaps.</text:p>
        </text:list-item>
        <text:list-item>
          <text:p text:style-name="P16"><text:span text:style-name="Strong_20_Emphasis">map.yaml:</text:span><text:line-break/>A YAML file that references a map image (e.g., <text:span text:style-name="Source_20_Text">default_map.pgm</text:span>). For a default map, we created a dummy image using ImageMagick:</text:p>
          <text:p text:style-name="P5"><text:span text:style-name="Source_20_Text">cd ~/ros2_ws/src/my_nav2_project/config</text:span></text:p>
          <text:p text:style-name="P6"><text:span text:style-name="Source_20_Text">convert -size 400x400 xc:white default_map.pgm</text:span></text:p>
          <text:p text:style-name="P16">The <text:span text:style-name="Source_20_Text">map.yaml</text:span> file defines resolution, origin, and thresholds.</text:p>
        </text:list-item>
      </text:list>
      <text:h text:style-name="Heading_20_3" text:outline-level="3">4.3. Custom Node Implementation</text:h>
      <text:list xml:id="list109627613" text:style-name="L16">
        <text:list-item>
          <text:p text:style-name="P17"><text:span text:style-name="Strong_20_Emphasis">Battery Manager (Python):</text:span><text:line-break/>Monitors navigation tasks and simulates battery depletion and recharging.</text:p>
        </text:list-item>
        <text:list-item>
          <text:p text:style-name="P17"><text:span text:style-name="Strong_20_Emphasis">BehaviorTree Controller (C++):</text:span><text:line-break/>Uses BehaviorTree.CPP to switch between normal navigation and recharging states based on battery status.</text:p>
        </text:list-item>
      </text:list>
      <text:h text:style-name="P2" text:outline-level="3">4.4. Launch Files</text:h>
      <text:p text:style-name="Text_20_body">Two main approaches were considered:</text:p>
      <text:list xml:id="list650125212" text:style-name="L17">
        <text:list-item>
          <text:p text:style-name="P18"><text:span text:style-name="Strong_20_Emphasis">Separate Launches for Gazebo and Nav2:</text:span></text:p>
          <text:list>
            <text:list-item>
              <text:p text:style-name="P18"><text:span text:style-name="Strong_20_Emphasis">Gazebo Launch:</text:span> Uses the TurtleBot3 world launch file:</text:p>
              <text:p text:style-name="P8"><text:span text:style-name="Source_20_Text">ros2 launch turtlebot3_gazebo turtlebot3_world.launch.py</text:span></text:p>
            </text:list-item>
            <text:list-item>
              <text:p text:style-name="P18"><text:span text:style-name="Strong_20_Emphasis">Nav2 Bringup:</text:span> Launched in a separate terminal:</text:p>
              <text:p text:style-name="P7"><text:span text:style-name="Source_20_Text">ros2 launch nav2_bringup bringup_launch.py \</text:span></text:p>
              <text:p text:style-name="P7"><text:span text:style-name="Source_20_Text"><text:s text:c="4"/>params_file:=/home/rblazy/ros2_ws/src/my_nav2_project/config/nav2_params.yaml \</text:span></text:p>
              <text:p text:style-name="P8"><text:span text:style-name="Source_20_Text"><text:s text:c="4"/>map:=/home/rblazy/ros2_ws/src/my_nav2_project/config/map.yaml</text:span></text:p>
            </text:list-item>
          </text:list>
        </text:list-item>
        <text:list-item>
          <text:p text:style-name="P18"><text:span text:style-name="Strong_20_Emphasis">Combined Launch File:</text:span><text:line-break/>A unified launch file was created (see below) to start Gazebo, spawn the robot (if needed), and launch Nav2 along with custom nodes.<text:line-break/>However, since we are using TurtleBot3 Burger (which already includes a robot), we opted for launching the TurtleBot3 world and Nav2 separately.</text:p>
        </text:list-item>
      </text:list>
      <text:h text:style-name="Heading_20_3" text:outline-level="3">4.5. Using TurtleBot3 for Simulation</text:h>
      <text:p text:style-name="Text_20_body">Since you prefer to use the default TurtleBot3 model (Burger) and its default simulation world:</text:p>
      <text:list xml:id="list4220706287" text:style-name="L18">
        <text:list-item>
          <text:p text:style-name="P19">Launch Gazebo using TurtleBot3’s provided launch file.</text:p>
        </text:list-item>
        <text:list-item>
          <text:p text:style-name="P19">Run Nav2 separately with your configuration files.</text:p>
        </text:list-item>
        <text:list-item>
          <text:p text:style-name="P19">Optionally, launch RViz for visualization:</text:p>
          <text:p text:style-name="P9"><text:span text:style-name="Source_20_Text">ros2 run rviz2 rviz2 -d /opt/ros/humble/share/nav2_bringup/launch/nav2_default_view.rviz</text:span></text:p>
        </text:list-item>
      </text:list>
      <text:h text:style-name="P1" text:outline-level="2">5. Testing and Integration</text:h>
      <text:h text:style-name="Heading_20_3" text:outline-level="3">5.1. Simulation Test</text:h>
      <text:list xml:id="list3987707991" text:style-name="L19">
        <text:list-item>
          <text:p text:style-name="P20"><text:span text:style-name="Strong_20_Emphasis">Launch Gazebo with TurtleBot3:</text:span></text:p>
          <text:p text:style-name="P11"><text:span text:style-name="Source_20_Text">ros2 launch turtlebot3_gazebo turtlebot3_world.launch.py</text:span></text:p>
          <text:p text:style-name="P20">Verify that the TurtleBot3 Burger appears in the simulation with obstacles.</text:p>
        </text:list-item>
        <text:list-item>
          <text:p text:style-name="P20"><text:span text:style-name="Strong_20_Emphasis">Launch Nav2 Bringup:</text:span></text:p>
          <text:p text:style-name="P10"><text:span text:style-name="Source_20_Text">ros2 launch nav2_bringup bringup_launch.py \</text:span></text:p>
          <text:p text:style-name="P10"><text:span text:style-name="Source_20_Text"><text:s text:c="4"/>params_file:=/home/rblazy/ros2_ws/src/my_nav2_project/config/nav2_params.yaml \</text:span></text:p>
          <text:p text:style-name="P11"><text:span text:style-name="Source_20_Text"><text:s text:c="4"/>map:=/home/rblazy/ros2_ws/src/my_nav2_project/config/map.yaml</text:span></text:p>
          <text:p text:style-name="P20">Confirm that the Nav2 nodes start without errors and that the map is loaded correctly.</text:p>
        </text:list-item>
        <text:list-item>
          <text:p text:style-name="P20"><text:span text:style-name="Strong_20_Emphasis">Launch RViz (Optional):</text:span><text:line-break/>Visualize the occupancy grid, costmaps, and robot pose:</text:p>
          <text:p text:style-name="P11"><text:span text:style-name="Source_20_Text">ros2 run rviz2 rviz2 -d /opt/ros/humble/share/nav2_bringup/launch/nav2_default_view.rviz</text:span></text:p>
          <text:p text:style-name="P20">Send navigation goals using RViz’s Nav2 panel and verify that Nav2 plans a path and the robot follows it.</text:p>
        </text:list-item>
      </text:list>
      <text:h text:style-name="Heading_20_3" text:outline-level="3">5.2. Custom Nodes</text:h>
      <text:list xml:id="list1816210460" text:style-name="L20">
        <text:list-item>
          <text:p text:style-name="P21"><text:span text:style-name="Strong_20_Emphasis">Battery Manager and BT Controller:</text:span><text:line-break/>Observe their console outputs. They should monitor the robot’s tasks and, based on your simulation, trigger low-battery behavior (like navigation to a charging station).</text:p>
        </text:list-item>
      </text:list>
      <text:p text:style-name="Text_20_body"><text:span text:style-name="T1">Below is an improved version of the Conclusion/Discussion section of the project report, incorporating reflections on the challenges faced, lessons learned, and potential future work:</text:span></text:p>
      <text:h text:style-name="P1" text:outline-level="2">6. Conclusion and Future Work</text:h>
      <text:p text:style-name="Text_20_body">This project successfully established a foundation for an autonomous navigation system using ROS2, Nav2, and TurtleBot3 Burger in simulation. Despite numerous challenges, we were able to configure and integrate multiple components including the Gazebo simulation, Nav2 stack, and custom nodes for battery management and behavior tree-based decision-making.</text:p>
      <text:h text:style-name="Heading_20_3" text:outline-level="3">Key Challenges and Lessons Learned</text:h>
      <text:list xml:id="list2785423428" text:style-name="L22">
        <text:list-item>
          <text:p text:style-name="P24"><text:span text:style-name="Strong_20_Emphasis">Integration Complexity:</text:span><text:line-break/>Combining several complex systems (Gazebo, Nav2, BehaviorTree.CPP, custom nodes) required careful configuration and troubleshooting. Issues such as parameter parsing errors, service availability, and component lifecycles were challenging and demanded a deep understanding of ROS2 and Nav2 internals.</text:p>
        </text:list-item>
        <text:list-item>
          <text:p text:style-name="P24"><text:span text:style-name="Strong_20_Emphasis">Parameter Configuration:</text:span><text:line-break/>Creating and fine-tuning the <text:span text:style-name="Source_20_Text">nav2_params.yaml</text:span> file was particularly difficult. Misplaced or mismatched parameters led to errors during the Nav2 bringup process. This experience highlighted the importance of maintaining consistent configuration files and thoroughly reviewing YAML syntax and indentation.</text:p>
        </text:list-item>
        <text:list-item>
          <text:p text:style-name="P24"><text:span text:style-name="Strong_20_Emphasis">Simulation Environment Setup:</text:span><text:line-break/>Setting up a default map, spawning the robot, and ensuring that Gazebo and Nav2 operate harmoniously presented a steep learning curve. We learned that using pre-built worlds (like those provided by TurtleBot3) simplifies the simulation setup, but careful configuration is still essential to see all components working together.</text:p>
        </text:list-item>
        <text:list-item>
          <text:p text:style-name="P24"><text:span text:style-name="Strong_20_Emphasis">Time Constraints:</text:span><text:line-break/>The project faced significant time limitations, which meant that not all features could be fully developed or thoroughly tested. Despite these constraints, the work done has provided a robust baseline and valuable insights into potential improvements.</text:p>
        </text:list-item>
      </text:list>
      <text:h text:style-name="Heading_20_3" text:outline-level="3"/>
      <text:h text:style-name="P2" text:outline-level="3">Future Work and Improvements</text:h>
      <text:p text:style-name="Text_20_body">To further advance the project, the following enhancements are recommended:</text:p>
      <text:list xml:id="list1823993997" text:style-name="L23">
        <text:list-item>
          <text:p text:style-name="P25"><text:span text:style-name="Strong_20_Emphasis">Complete Feature Integration:</text:span><text:line-break/>Further integration of battery management with more realistic battery models, improved state transitions, and a refined BehaviorTree could enhance autonomous decision-making.</text:p>
        </text:list-item>
        <text:list-item>
          <text:p text:style-name="P25"><text:span text:style-name="Strong_20_Emphasis">Robust Testing and Tuning:</text:span><text:line-break/>Extended testing in simulation and on real hardware would allow for parameter tuning and verification of system robustness. Using automated test suites and simulation benchmarks could streamline this process.</text:p>
        </text:list-item>
        <text:list-item>
          <text:p text:style-name="P25"><text:span text:style-name="Strong_20_Emphasis">Enhanced User Interface:</text:span><text:line-break/>Integrating a more user-friendly interface for sending navigation goals, visualizing system states, and monitoring battery status (for example, via a dedicated RViz panel) would improve usability.</text:p>
        </text:list-item>
        <text:list-item>
          <text:p text:style-name="P25"><text:span text:style-name="Strong_20_Emphasis">Error Handling and Recovery:</text:span><text:line-break/>Implementing advanced error recovery strategies—such as fallback behaviors in the event of sensor failures or navigation errors—could further enhance the reliability of the system.</text:p>
        </text:list-item>
        <text:list-item>
          <text:p text:style-name="P25"><text:span text:style-name="Strong_20_Emphasis">Documentation and Deployment:</text:span><text:line-break/>Completing comprehensive documentation, including installation instructions, configuration guidelines, and usage tutorials, would benefit future developers and facilitate smoother deployment on real robots.</text:p>
        </text:list-item>
      </text:list>
      <text:h text:style-name="Heading_20_3" text:outline-level="3">Final Thoughts</text:h>
      <text:p text:style-name="Text_20_body">While the project is not yet fully finished due to the significant challenges and time constraints encountered, the progress made has laid a solid foundation for an autonomous navigation system. The lessons learned during this project will inform future iterations and improvements. With continued effort, further integration and refinements will eventually lead to a robust, fully autonomous navigation system that can operate reliably in complex environments.</text:p>
      <text:p text:style-name="Horizontal_20_Line"/>
      <text:p text:style-name="Text_20_body">This improved conclusion emphasizes the challenges faced, the learning process, and outlines clear directions for future work, making the report more comprehensive and reflective of the project's journey.</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7T16:27:21.950604914</meta:creation-date>
    <dc:date>2025-03-27T16:32:09.059726315</dc:date>
    <meta:editing-duration>PT4M47S</meta:editing-duration>
    <meta:editing-cycles>1</meta:editing-cycles>
    <meta:document-statistic meta:table-count="0" meta:image-count="0" meta:object-count="0" meta:page-count="7" meta:paragraph-count="111" meta:word-count="1245" meta:character-count="9356" meta:non-whitespace-character-count="8165"/>
    <meta:generator>LibreOffice/7.3.7.2$Linux_X86_64 LibreOffice_project/30$Build-2</meta:generator>
  </office:meta>
</office:document-meta>
</file>